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office:annotation><dc:creator>Microsoft Word</dc:creator><dc:date>2022-12-12T23:58:00</dc:date><meta:creator-initials>MW</meta:creator-initials><text:p text:style-name="Normal">Get the conversation going by adding comments and using Share (above) to send a link to this doc. It’s free! No subscription or sign-in necessary.<text:s/></text:p></office:annotation>1. Write a query to display the columns in a specific order, such as order date,</text:p>
      <text:p text:style-name="Normal">salesman ID, order number, and purchase amount for all orders.</text:p>
      <text:p text:style-name="Normal">ord_no purch_amt ord_date customer_id salesman_id</text:p>
      <text:p text:style-name="Normal">---------- ---------- ---------- ----------- ----------- ----------- ----------- ----</text:p>
      <text:p text:style-name="Normal">70001 150.5 2012-10-05 3005 5002</text:p>
      <text:p text:style-name="Normal">70009 270.65 2012-09-10 3001 5005</text:p>
      <text:p text:style-name="Normal">70002 65.26 2012-10-05 3002 5001</text:p>
      <text:p text:style-name="Normal">70004 110.5 2012-08-17 3009 5003</text:p>
      <text:p text:style-name="Normal">70007 948.5 2012-09-10 3005 5002</text:p>
      <text:p text:style-name="Normal">70005 2400.6 2012-07-27 3007 5001</text:p>
      <text:p text:style-name="Normal">70008 5760 2012-09-10 3002 5001</text:p>
      <text:p text:style-name="Normal">70010 1983.43 2012-10-10 3004 5006</text:p>
      <text:p text:style-name="Normal">70003 2480.4 2012-10-10 3009 5003</text:p>
      <text:p text:style-name="Normal">70012 250.45 2012-06-27 3008 5002</text:p>
      <text:p text:style-name="Normal">70011 75.29 2012-08-17 3003 5007</text:p>
      <text:p text:style-name="Normal">70013 3045.6 2012-04-25 3002 5001</text:p>
      <text:p text:style-name="Normal"><text:s/></text:p>
      <text:p text:style-name="P2">Solution:</text:p>
      <text:p text:style-name="Normal">select * from orders order by ord_no, purchase_amount, order_date, customer_id, salesman_id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2. From the following table, write a SQL query to locate salespeople who live in the city</text:p>
      <text:p text:style-name="Normal">of 'Paris'. Return salesperson's name, city.</text:p>
      <text:p text:style-name="Normal">salesman_id | name | city | commission</text:p>
      <text:p text:style-name="Normal">-------------+------------+----------+------------</text:p>
      <text:p text:style-name="Normal">5001 | James Hoog | New York | 0.15</text:p>
      <text:p text:style-name="Normal">5002 | Nail Knite | Paris | 0.13</text:p>
      <text:p text:style-name="Normal">5005 | Pit Alex | London | 0.11</text:p>
      <text:p text:style-name="Normal">5006 | Mc Lyon | Paris | 0.14</text:p>
      <text:p text:style-name="Normal">5007 | Paul Adam | Rome | 0.13</text:p>
      <text:p text:style-name="Normal">5003 | Lauson Hen | San Jose | 0.12</text:p>
      <text:p text:style-name="P3">Solution:</text:p>
      <text:p text:style-name="Normal">select name,city from salesman where city='Paris';</text:p>
      <text:p text:style-name="Normal"><text:s/></text:p>
      <text:p text:style-name="Normal">3. From the following table, write a SQL query to select a range of products whose</text:p>
      <text:p text:style-name="Normal">price is in the range Rs.200 to Rs.600. Begin and end values are included. Return</text:p>
      <text:p text:style-name="Normal">pro_id, pro_name, pro_price, and pro_com.</text:p>
      <text:p text:style-name="Normal">PRO_ID PRO_NAME PRO_PRICE PRO_COM</text:p>
      <text:p text:style-name="Normal">------- ------------------------- ------------------- --------------</text:p>
      <text:p text:style-name="Normal">101 Motherboard 3200.00 15</text:p>
      <text:p text:style-name="Normal">102 Keyboard 450.00 16</text:p>
      <text:p text:style-name="Normal">103 ZIP drive 250.00 14</text:p>
      <text:p text:style-name="Normal">104 Speaker 550.00 16</text:p>
      <text:p text:style-name="Normal">105 Monitor 5000.00 11</text:p>
      <text:p text:style-name="Normal">106 DVD drive 900.00 12</text:p>
      <text:p text:style-name="Normal">107 CD drive 800.00 12</text:p>
      <text:p text:style-name="Normal">108 Printer 2600.00 13</text:p>
      <text:p text:style-name="Normal">109 Refill cartridge 350.00 13</text:p>
      <text:p text:style-name="Normal">110 Mouse 250.00 12</text:p>
      <text:p text:style-name="Normal"><text:s/></text:p>
      <text:p text:style-name="P4">Solution:</text:p>
      <text:p text:style-name="Normal">select * from products where pro_price between 200.00 and 600.00</text:p>
      <text:p text:style-name="Normal"><text:s/></text:p>
      <text:p text:style-name="Normal">4. From the following table, write a SQL query to find the items whose prices are</text:p>
      <text:p text:style-name="Normal">higher than or equal to $550. Order the result by product price in descending, then</text:p>
      <text:p text:style-name="Normal">product name in ascending.</text:p>
      <text:p text:style-name="Normal">Return pro_name and pro_price.</text:p>
      <text:p text:style-name="Normal">PRO_ID PRO_NAME PRO_PRICE PRO_COM</text:p>
      <text:p text:style-name="Normal">------- ------------------------- -------------- ----------</text:p>
      <text:p text:style-name="Normal">101 Motherboard 3200.00 15</text:p>
      <text:p text:style-name="Normal">102 Keyboard 450.00 16</text:p>
      <text:p text:style-name="Normal">103 ZIP drive 250.00 14</text:p>
      <text:p text:style-name="Normal">104 Speaker 550.00 16</text:p>
      <text:p text:style-name="Normal">105 Monitor 5000.00 11</text:p>
      <text:p text:style-name="Normal">106 DVD drive 900.00 12</text:p>
      <text:p text:style-name="Normal">107 CD drive 800.00 12</text:p>
      <text:p text:style-name="Normal">108 Printer 2600.00 13</text:p>
      <text:p text:style-name="Normal">109 Refill cartridge 350.00 13</text:p>
      <text:p text:style-name="Normal">110 Mouse 250.00 12</text:p>
      <text:p text:style-name="Normal"><text:s/></text:p>
      <text:p text:style-name="P5">Solution:</text:p>
      <text:p text:style-name="Normal">select pro_name,pro_price from products where pro_price&gt;=500.00 order by pro_price desc,pro_name;</text:p>
      <text:p text:style-name="Normal">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>5. From the following table, write a SQL query to find details of all orders excluding</text:p>
      <text:p text:style-name="Normal">those with ord_date equal to '2012-09-10' and salesman_id higher than 5005 or</text:p>
      <text:p text:style-name="Normal">purch_amt greater than 1000.Return ord_no, purch_amt, ord_date, customer_id and</text:p>
      <text:p text:style-name="Normal">salesman_id.</text:p>
      <text:p text:style-name="Normal">ord_no purch_amt ord_date customer_id salesman_id</text:p>
      <text:p text:style-name="Normal">---------- ---------- ---------- ----------- ----------- —--------------</text:p>
      <text:p text:style-name="Normal">70001 150.5 2012-10-05 3005 5002</text:p>
      <text:p text:style-name="Normal">70009 270.65 2012-09-10 3001 5005</text:p>
      <text:p text:style-name="Normal">70002 65.26 2012-10-05 3002 5001</text:p>
      <text:p text:style-name="Normal">70004 110.5 2012-08-17 3009 5003</text:p>
      <text:p text:style-name="Normal">70007 948.5 2012-09-10 3005 5002</text:p>
      <text:p text:style-name="Normal">70005 2400.6 2012-07-27 3007 5001</text:p>
      <text:p text:style-name="Normal">70008 5760 2012-09-10 3002 5001</text:p>
      <text:p text:style-name="Normal">70010 1983.43 2012-10-10 3004 5006</text:p>
      <text:p text:style-name="Normal">70003 2480.4 2012-10-10 3009 5003</text:p>
      <text:p text:style-name="Normal">70012 250.45 2012-06-27 3008 5002</text:p>
      <text:p text:style-name="Normal">70011 75.29 2012-08-17 3003 5007</text:p>
      <text:p text:style-name="Normal">70013 3045.6 2012-04-25 3002 5001</text:p>
      <text:p text:style-name="Normal"><text:s/></text:p>
      <text:p text:style-name="P6">Solution:</text:p>
      <text:p text:style-name="Normal"><text:s/></text:p>
      <text:p text:style-name="Normal">select * from orders where order_date&lt;&gt;'2012-09-10' and salesman_id&gt;5005 and purchase_amount&gt;1000;</text:p>
      <text:p text:style-name="Normal">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>6. Create the table world with your schema and find the below queries !</text:p>
      <text:p text:style-name="Normal">name continent area population gdp</text:p>
      <text:p text:style-name="Normal">Afghanistan Asia 652230 25500100 20343000000</text:p>
      <text:p text:style-name="Normal">Albania Europe 28748 2831741 12960000000</text:p>
      <text:p text:style-name="Normal">Algeria Africa 2381741 37100000 188681000000</text:p>
      <text:p text:style-name="Normal">Andorra Europe 468 78115 3712000000</text:p>
      <text:p text:style-name="Normal">Angola Africa 1246700 20609294 100990000000</text:p>
      <text:p text:style-name="Normal">Dominican Republic Caribbean 48671 9445281 58898000000</text:p>
      <text:p text:style-name="Normal">China Asia 9596961 1365370000 8358400000000</text:p>
      <text:p text:style-name="Normal">Colombia South America 1141748 47662000 369813000000</text:p>
      <text:p text:style-name="Normal">Comoros Africa 1862 743798 616000000</text:p>
      <text:p text:style-name="Normal">Denmark Europe 43094 5634437 314889000000</text:p>
      <text:p text:style-name="Normal">Djibouti Africa 23200 886000 1361000000</text:p>
      <text:p text:style-name="Normal">Dominica Caribbean 751 71293 499000000</text:p>
      <text:p text:style-name="Normal">1. Write a query to fetch which country has the highest population?</text:p>
      <text:p text:style-name="P7">Solution:</text:p>
      <text:p text:style-name="Normal">select country from world order by population desc limit 1;</text:p>
      <text:p text:style-name="Normal">2.write a query to fetch the name of the country which has the least gdp?</text:p>
      <text:p text:style-name="P8">Solution:</text:p>
      <text:p text:style-name="Normal">select country from world order by gdp limit 1;</text:p>
      <text:p text:style-name="Normal">3. Write a query to fetch the name of the country which ends with letter C?</text:p>
      <text:p text:style-name="P9">Solution:</text:p>
      <text:p text:style-name="Normal">select country from world where country like '%c'</text:p>
      <text:p text:style-name="Normal">4.write a query to fetch the name of the country which starts with letter D?</text:p>
      <text:p text:style-name="P10">Solution:</text:p>
      <text:p text:style-name="Normal">select country from world where country like 'd%'</text:p>
      <text:p text:style-name="Normal"/>
      <text:p text:style-name="Normal"/>
      <text:p text:style-name="Normal"/>
      <text:p text:style-name="Normal">5.write query to fetch which continent has highest gdp?</text:p>
      <text:p text:style-name="Normal"><text:span text:style-name="T11">Solution</text:span>:</text:p>
      <text:p text:style-name="Normal">select continent from world order by gdp desc limit 1;</text:p>
      <text:p text:style-name="Normal">6.Give the total GDP of Africa?</text:p>
      <text:p text:style-name="P12">Solution:</text:p>
      <text:p text:style-name="Normal">select sum(gdp) as Total_GDP from world where continent='Africa';</text:p>
      <text:p text:style-name="Normal">7.write a query to fetch the total population for each continent?</text:p>
      <text:p text:style-name="P13">Solution:</text:p>
      <text:p text:style-name="Normal">select continent,sum(population) from world group by continent;</text:p>
      <text:p text:style-name="Normal">8. For each relevant continent show the number of countries that has a population of at least</text:p>
      <text:p text:style-name="Normal">200000000?</text:p>
      <text:p text:style-name="Normal">Solution:select continent,count(country) from world where population&gt;=200000000 group by continent</text:p>
      <text:p text:style-name="Normal"><text:s/></text:p>
      <text:p text:style-name="Normal">7. Problem statement: Suppose we have two table students and course</text:p>
      <text:p text:style-name="Normal">create table students(student_id int,</text:p>
      <text:p text:style-name="Normal">student_name varchar(60) not null,</text:p>
      <text:p text:style-name="Normal">city varchar(60) not null,</text:p>
      <text:p text:style-name="Normal">primary key(student_id));</text:p>
      <text:p text:style-name="Normal">create table course(student_id int,</text:p>
      <text:p text:style-name="Normal">course_name varchar(60) not null,</text:p>
      <text:p text:style-name="Normal">Marks int not null,</text:p>
      <text:p text:style-name="Normal">primary key(student_id),</text:p>
      <text:p text:style-name="Normal">foreign key(student_id) references students(student_id));</text:p>
      <text:p text:style-name="Normal">insert into students values(200,'John Doe','Delhi'),</text:p>
      <text:p text:style-name="Normal">(210,'John Doe','Delhi'),</text:p>
      <text:p text:style-name="Normal">(220,'Moon ethan','Rajasthan'),</text:p>
      <text:p text:style-name="Normal">(230,'Jessie','Bangalore'),</text:p>
      <text:p text:style-name="Normal"/>
      <text:p text:style-name="Normal"/>
      <text:p text:style-name="Normal">(240,'Benbrook','Bihar'),</text:p>
      <text:p text:style-name="Normal">(250,'Ethan','Bihar'),</text:p>
      <text:p text:style-name="Normal">(260,'Johnnie','Bangalore'),</text:p>
      <text:p text:style-name="Normal">(270,'Goh','Delhi'),(380,'John Doe','Delhi'),</text:p>
      <text:p text:style-name="Normal">(280,'Pavi','Delhi'),</text:p>
      <text:p text:style-name="Normal">(290,'Sanvi','Rajasthan'),</text:p>
      <text:p text:style-name="Normal">(300,'Navyaa','Bangalore'),</text:p>
      <text:p text:style-name="Normal">(310,'Ankul','Bihar'),</text:p>
      <text:p text:style-name="Normal">(311,'Hitanshi','Bihar'),</text:p>
      <text:p text:style-name="Normal">(312,'Aayush','Bangalore'),</text:p>
      <text:p text:style-name="Normal">(313,'Rian','Delhi');</text:p>
      <text:p text:style-name="Normal">insert into course values(200,'Datascience',75),</text:p>
      <text:p text:style-name="Normal">(210,'Datascience',75),</text:p>
      <text:p text:style-name="Normal">(220,'Dataanalyst',80),</text:p>
      <text:p text:style-name="Normal">(230,'Dataanalyst',80),</text:p>
      <text:p text:style-name="Normal">(240,'Dataanalyst',84),</text:p>
      <text:p text:style-name="Normal">(250,'Dataanalyst',50),</text:p>
      <text:p text:style-name="Normal">(260,'Datascience',80),</text:p>
      <text:p text:style-name="Normal">(270,'Datascience',99),</text:p>
      <text:p text:style-name="Normal">(380,'Datascience',45),</text:p>
      <text:p text:style-name="Normal">(280,'Datascience',78),</text:p>
      <text:p text:style-name="Normal">(290,'Dataanalyst',78),</text:p>
      <text:p text:style-name="Normal">(300,'Computer vision',90),</text:p>
      <text:p text:style-name="Normal">(310,'Computer vision',90),</text:p>
      <text:p text:style-name="Normal">(311,'Computer vision',75),</text:p>
      <text:p text:style-name="Normal">(312,'Computer vision',39)</text:p>
      <text:p text:style-name="Normal"/>
      <text:p text:style-name="Normal"/>
      <text:p text:style-name="Normal"/>
      <text:p text:style-name="Normal">Questions :</text:p>
      <text:p text:style-name="Normal">q1. write a query to fetch the names of the students having maximum marks in each</text:p>
      <text:p text:style-name="Normal">course?</text:p>
      <text:p text:style-name="P14">Solution:</text:p>
      <text:p text:style-name="Normal">select s.*,c.*</text:p>
      <text:p text:style-name="Normal">from</text:p>
      <text:p text:style-name="Normal">students s<text:s/></text:p>
      <text:p text:style-name="Normal">inner join<text:s/></text:p>
      <text:p text:style-name="Normal">(select *,</text:p>
      <text:p text:style-name="Normal"><text:s text:c="3"/>dense_rank() over(partition by course_name order by Marks desc) as marks_rank</text:p>
      <text:p text:style-name="Normal">from course) c on</text:p>
      <text:p text:style-name="Normal">s.student_id=c.student_id and c.marks_rank=1</text:p>
      <text:p text:style-name="Normal">;</text:p>
      <text:p text:style-name="Normal">q2. write a query to fetch the names of the students having 3th highest marks from each</text:p>
      <text:p text:style-name="Normal">course?</text:p>
      <text:p text:style-name="P15">Solution:</text:p>
      <text:p text:style-name="Normal">select s.*,c.*</text:p>
      <text:p text:style-name="Normal">from</text:p>
      <text:p text:style-name="Normal">students s<text:s/></text:p>
      <text:p text:style-name="Normal">inner join<text:s/></text:p>
      <text:p text:style-name="Normal">(select *,</text:p>
      <text:p text:style-name="Normal"><text:s text:c="3"/>dense_rank() over(partition by course_name order by Marks desc) as marks_rank</text:p>
      <text:p text:style-name="Normal">from course) c on</text:p>
      <text:p text:style-name="Normal">s.student_id=c.student_id and c.marks_rank=3</text:p>
      <text:p text:style-name="Normal">;</text:p>
      <text:p text:style-name="Normal"/>
      <text:p text:style-name="Normal"/>
      <text:p text:style-name="Normal"/>
      <text:p text:style-name="Normal"/>
      <text:p text:style-name="Normal">q3. write a query to fetch the names of the students having minimum marks in each course?</text:p>
      <text:p text:style-name="P16">Solution:</text:p>
      <text:p text:style-name="Normal">select s.*,c.*</text:p>
      <text:p text:style-name="Normal">from</text:p>
      <text:p text:style-name="Normal">students s<text:s/></text:p>
      <text:p text:style-name="Normal">inner join<text:s/></text:p>
      <text:p text:style-name="Normal">(select *,</text:p>
      <text:p text:style-name="Normal"><text:s text:c="3"/>dense_rank() over(partition by course_name order by Marks) as min_marks</text:p>
      <text:p text:style-name="Normal">from course) c on</text:p>
      <text:p text:style-name="Normal">s.student_id=c.student_id and c.min_marks=1</text:p>
      <text:p text:style-name="Normal">q4. write a query to fetch the names of the students having 4th least marks from each</text:p>
      <text:p text:style-name="Normal">course?</text:p>
      <text:p text:style-name="P17">Solution:</text:p>
      <text:p text:style-name="Normal">select s.*,c.*</text:p>
      <text:p text:style-name="Normal">from</text:p>
      <text:p text:style-name="Normal">students s<text:s/></text:p>
      <text:p text:style-name="Normal">inner join<text:s/></text:p>
      <text:p text:style-name="Normal">(select *,</text:p>
      <text:p text:style-name="Normal"><text:s text:c="3"/>dense_rank() over(partition by course_name order by Marks) as min_marks</text:p>
      <text:p text:style-name="Normal">from course) c on</text:p>
      <text:p text:style-name="Normal">s.student_id=c.student_id and c.min_marks&gt;=4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q5. write a query to fetch the city name of the students who have 2nd highest marks?</text:p>
      <text:p text:style-name="P18">Solution:</text:p>
      <text:p text:style-name="Normal">select s.*,c.*</text:p>
      <text:p text:style-name="Normal">from</text:p>
      <text:p text:style-name="Normal">students s<text:s/></text:p>
      <text:p text:style-name="Normal">inner join<text:s/></text:p>
      <text:p text:style-name="Normal">(select *,</text:p>
      <text:p text:style-name="Normal"><text:s text:c="3"/>dense_rank() over(partition by course_name order by Marks) as min_marks</text:p>
      <text:p text:style-name="Normal">from course) c on</text:p>
      <text:p text:style-name="Normal">s.student_id=c.student_id and c.min_marks=2;</text:p>
      <text:p text:style-name="Normal">q6. write a query to fetch the count of each city?</text:p>
      <text:p text:style-name="P19">Solution:</text:p>
      <text:p text:style-name="Normal">select city,count(*) from students group by city ;</text:p>
      <text:p text:style-name="Normal">q7. write a query to fetch the names of the students who are from the same city?</text:p>
      <text:p text:style-name="Normal">Solution:</text:p>
      <text:p text:style-name="Normal">select city, group_concat(distinct student_name) as students_from_respective_city from students group by city;</text:p>
      <text:p text:style-name="Normal">q8.write a query to fetch the names of students starting with 'A'?</text:p>
      <text:p text:style-name="P20">Solution:</text:p>
      <text:p text:style-name="Normal">select student_name from students where student_name like 'A%'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q9.write a query to fetch the count of students' names having the same marks in each</text:p>
      <text:p text:style-name="Normal">course?</text:p>
      <text:p text:style-name="P21">Solution:</text:p>
      <text:p text:style-name="Normal">select s.student_id,c.course_name,c.marks,count(*)</text:p>
      <text:p text:style-name="Normal">from</text:p>
      <text:p text:style-name="Normal">students s<text:s/></text:p>
      <text:p text:style-name="Normal">inner join<text:s/></text:p>
      <text:p text:style-name="Normal">(select *,</text:p>
      <text:p text:style-name="Normal"><text:s text:c="3"/>dense_rank() over(partition by course_name order by Marks desc) as min_marks</text:p>
      <text:p text:style-name="Normal">from course) c on</text:p>
      <text:p text:style-name="Normal">s.student_id=c.student_id<text:s/></text:p>
      <text:p text:style-name="Normal">group by c.course_name,c.marks</text:p>
      <text:p text:style-name="Normal">having count(c.marks)&gt;1;</text:p>
      <text:p text:style-name="Normal">q10.write a query to fetch the count of students from each city?</text:p>
      <text:p text:style-name="P22">Solution:</text:p>
      <text:p text:style-name="Normal">select distinct city,count(distinct student_name) from students group by city;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8. Create a table below.</text:p>
      <text:p text:style-name="Normal">+--------------+---------+</text:p>
      <text:p text:style-name="Normal">| Column Name | Type |</text:p>
      <text:p text:style-name="Normal">+--------------+---------+</text:p>
      <text:p text:style-name="Normal">| player_id | int |</text:p>
      <text:p text:style-name="Normal">| device_id | int |</text:p>
      <text:p text:style-name="Normal">| event_date | date |</text:p>
      <text:p text:style-name="Normal">| games_played | int |</text:p>
      <text:p text:style-name="Normal">+--------------+---------+</text:p>
      <text:p text:style-name="Normal">(player_id, event_date) is the primary key of this table.</text:p>
      <text:p text:style-name="Normal">This table shows the activity of players of some games.</text:p>
      <text:p text:style-name="Normal">Each row is a record of a player who logged in and played a number of games (possibly 0)</text:p>
      <text:p text:style-name="Normal">before logging out on someday using some device.</text:p>
      <text:p text:style-name="Normal">Write an SQL query to report the first login date for each player.</text:p>
      <text:p text:style-name="Normal">Return the result table in any order.</text:p>
      <text:p text:style-name="Normal">The query result format is in the following example.</text:p>
      <text:p text:style-name="Normal">Input:</text:p>
      <text:p text:style-name="Normal">Activity table:</text:p>
      <text:p text:style-name="Normal">+-----------+-----------+------------+--------------+</text:p>
      <text:p text:style-name="Normal">| player_id | device_id | event_date | games_played |</text:p>
      <text:p text:style-name="Normal">+-----------+-----------+------------+--------------+</text:p>
      <text:p text:style-name="Normal">| 1 | 2 | 2016-03-01 | 5 |</text:p>
      <text:p text:style-name="Normal">| 1 | 2 | 2016-05-02 | 6 |</text:p>
      <text:p text:style-name="Normal">| 2 | 3 | 2017-06-25 | 1 |</text:p>
      <text:p text:style-name="Normal">| 3 | 1 | 2016-03-02 | 0 |</text:p>
      <text:p text:style-name="Normal">| 3 | 4 | 2018-07-03 | 5 |</text:p>
      <text:p text:style-name="Normal"/>
      <text:p text:style-name="Normal"/>
      <text:p text:style-name="Normal">Output:</text:p>
      <text:p text:style-name="Normal">+-----------+-------------+</text:p>
      <text:p text:style-name="Normal">| player_id | first_login |</text:p>
      <text:p text:style-name="Normal">+-----------+-------------+</text:p>
      <text:p text:style-name="Normal">| 1 | 2016-03-01 |</text:p>
      <text:p text:style-name="Normal">| 2 | 2017-06-25 |</text:p>
      <text:p text:style-name="Normal">| 3 | 2016-03-02 |</text:p>
      <text:p text:style-name="Normal"><text:s/></text:p>
      <text:p text:style-name="P23">Solution:</text:p>
      <text:p text:style-name="Normal">select player_id,min(event_date) as first_login from player group by player_id;</text:p>
      <text:p text:style-name="Normal"><text:s/></text:p>
      <text:p text:style-name="Normal"><text:s/></text:p>
      <text:p text:style-name="Normal">9. Create a table below.</text:p>
      <text:p text:style-name="Normal">+-------------+---------+</text:p>
      <text:p text:style-name="Normal">| Column Name | Type |</text:p>
      <text:p text:style-name="Normal">+-------------+---------+</text:p>
      <text:p text:style-name="Normal">| product_id | int |</text:p>
      <text:p text:style-name="Normal">| low_fats | enum |</text:p>
      <text:p text:style-name="Normal">| recyclable | enum |</text:p>
      <text:p text:style-name="Normal">+-------------+---------+</text:p>
      <text:p text:style-name="Normal">product_id is the primary key for this table.</text:p>
      <text:p text:style-name="Normal">low_fats is an ENUM of type ('Y', 'N') where 'Y' means this product is low fat and 'N' means it</text:p>
      <text:p text:style-name="Normal">is not.</text:p>
      <text:p text:style-name="Normal">recyclable is an ENUM of types ('Y', 'N') where 'Y' means this product is recyclable and 'N'</text:p>
      <text:p text:style-name="Normal">means it is not.</text:p>
      <text:p text:style-name="Normal">Write an SQL query to find the ids of products that are both low fat and recyclable.</text:p>
      <text:p text:style-name="Normal">Return the result table in any order.</text:p>
      <text:p text:style-name="Normal"/>
      <text:p text:style-name="Normal"/>
      <text:p text:style-name="Normal"/>
      <text:p text:style-name="Normal">The query result format is in the following example.</text:p>
      <text:p text:style-name="Normal">Input:</text:p>
      <text:p text:style-name="Normal">Products table:</text:p>
      <text:p text:style-name="Normal">+-------------+----------+------------+</text:p>
      <text:p text:style-name="Normal">| product_id | low_fats | recyclable |</text:p>
      <text:p text:style-name="Normal">+-------------+----------+------------+</text:p>
      <text:p text:style-name="Normal">| 0 | Y | N |</text:p>
      <text:p text:style-name="Normal">| 1 | Y | Y |</text:p>
      <text:p text:style-name="Normal">| 2 | N | Y |</text:p>
      <text:p text:style-name="Normal">| 3 | Y | Y |</text:p>
      <text:p text:style-name="Normal">| 4 | N | N |</text:p>
      <text:p text:style-name="Normal">+-------------+----------+------------+</text:p>
      <text:p text:style-name="Normal">Output:</text:p>
      <text:p text:style-name="Normal">+-------------+</text:p>
      <text:p text:style-name="Normal">| product_id |</text:p>
      <text:p text:style-name="Normal">+-------------+</text:p>
      <text:p text:style-name="Normal">| 1 |</text:p>
      <text:p text:style-name="Normal">| 3 |</text:p>
      <text:p text:style-name="Normal">+-------------+</text:p>
      <text:p text:style-name="P24">Solution:</text:p>
      <text:p text:style-name="Normal">select product_id from food_products</text:p>
      <text:p text:style-name="Normal">where low_fats='Y' and recyclable='Y';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>10. Create a table below.</text:p>
      <text:p text:style-name="Normal">name region area population gdp</text:p>
      <text:p text:style-name="Normal">Afghanista</text:p>
      <text:p text:style-name="Normal">n</text:p>
      <text:p text:style-name="Normal">South Asia 652225 26000000</text:p>
      <text:p text:style-name="Normal">Albania Europe 28728 3200000 6656000000</text:p>
      <text:p text:style-name="Normal">Algeria Middle</text:p>
      <text:p text:style-name="Normal">East</text:p>
      <text:p text:style-name="Normal">240000</text:p>
      <text:p text:style-name="Normal">0</text:p>
      <text:p text:style-name="Normal">32900000 7501200000</text:p>
      <text:p text:style-name="Normal">0</text:p>
      <text:p text:style-name="Normal">Andorra Europe 468 64000</text:p>
      <text:p text:style-name="Normal">...</text:p>
      <text:p text:style-name="Normal">1. Select the statement that shows the sum of population of all countries i</text:p>
      <text:p text:style-name="P25">Solution:</text:p>
      <text:p text:style-name="Normal">select country_name,sum(population) from countries group by country_name order by country_name;</text:p>
      <text:p text:style-name="Normal">2. Select the statement that shows the number of countries with population smaller</text:p>
      <text:p text:style-name="Normal">than 150000</text:p>
      <text:p text:style-name="P26">Solution:</text:p>
      <text:p text:style-name="Normal">select count(c.country_counts) from</text:p>
      <text:p text:style-name="Normal">(select count(country_name) country_counts from countries where population&gt;150000 group by country_name)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3. Select the list of core SQL aggregate functions</text:p>
      <text:p text:style-name="P27">Solution:</text:p>
      <text:p text:style-name="Normal">#List of aggregate functions in SQL</text:p>
      <text:p text:style-name="Normal">count()</text:p>
      <text:p text:style-name="Normal">sum()</text:p>
      <text:p text:style-name="Normal">min()</text:p>
      <text:p text:style-name="Normal">max()</text:p>
      <text:p text:style-name="Normal">avg()</text:p>
      <text:p text:style-name="Normal">4. Select the result that would be obtained from the following code:</text:p>
      <text:p text:style-name="Normal">#NOT GIVEN</text:p>
      <text:p text:style-name="Normal">5. Select the statement that shows the average population of 'Poland', 'Germany' and</text:p>
      <text:p text:style-name="Normal">'Denmark'</text:p>
      <text:p text:style-name="Normal">#NOT GIVEN</text:p>
      <text:p text:style-name="Normal">6. Select the statement that shows the medium population density of each region</text:p>
      <text:p text:style-name="P28">Solution:</text:p>
      <text:p text:style-name="Normal">select region,avg(population) from countries group by region</text:p>
      <text:p text:style-name="Normal">7. Select the statement that shows the name and population density of the country</text:p>
      <text:p text:style-name="Normal">with the largest population</text:p>
      <text:p text:style-name="P29">Solution:</text:p>
      <text:p text:style-name="Normal">select c.country_name,c.region,c.population from</text:p>
      <text:p text:style-name="Normal">(select *,rank() over(partition by region order by population desc) as population_index</text:p>
      <text:p text:style-name="Normal">from countries) c</text:p>
      <text:p text:style-name="Normal">where c.population_index=1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VVAJI .</meta:initial-creator>
    <dc:creator>JAVVAJI .</dc:creator>
    <meta:creation-date>2022-12-12T18:41:00Z</meta:creation-date>
    <dc:date>2022-12-12T18:41:00Z</dc:date>
    <meta:template xlink:href="Normal.dotm" xlink:type="simple"/>
    <meta:editing-cycles>1</meta:editing-cycles>
    <meta:editing-duration>PT0S</meta:editing-duration>
    <meta:document-statistic meta:page-count="1" meta:paragraph-count="25" meta:word-count="1887" meta:character-count="12619" meta:row-count="89" meta:non-whitespace-character-count="10757"/>
  </office:meta>
</office:document-meta>
</file>